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aaa" officeooo:paragraph-rsid="000c9aaa"/>
    </style:style>
    <style:style style:name="P2" style:family="paragraph" style:parent-style-name="Standard">
      <style:text-properties officeooo:rsid="000c9aaa" officeooo:paragraph-rsid="000dba15"/>
    </style:style>
    <style:style style:name="P3" style:family="paragraph" style:parent-style-name="Standard">
      <style:text-properties officeooo:rsid="000c9aaa" officeooo:paragraph-rsid="000e27e8"/>
    </style:style>
    <style:style style:name="P4" style:family="paragraph" style:parent-style-name="Standard">
      <style:text-properties officeooo:rsid="00121197" officeooo:paragraph-rsid="00121197"/>
    </style:style>
    <style:style style:name="T1" style:family="text">
      <style:text-properties officeooo:rsid="000dba15"/>
    </style:style>
    <style:style style:name="T2" style:family="text">
      <style:text-properties officeooo:rsid="000e27e8"/>
    </style:style>
    <style:style style:name="T3" style:family="text">
      <style:text-properties officeooo:rsid="001358f4"/>
    </style:style>
    <style:style style:name="T4" style:family="text">
      <style:text-properties officeooo:rsid="0013f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:</text:p>
      <text:p text:style-name="P2"><text:span text:style-name="T1">- finding someone to learn with</text:span></text:p>
      <text:p text:style-name="P2">- <text:span text:style-name="T1">who has time &amp; location</text:span></text:p>
      <text:p text:style-name="P2">- <text:span text:style-name="T2">has the same learning preferences</text:span></text:p>
      <text:p text:style-name="P2"/>
      <text:p text:style-name="P1">solution</text:p>
      <text:p text:style-name="P1">- <text:span text:style-name="T2">match students</text:span></text:p>
      <text:p text:style-name="P1">- <text:span text:style-name="T2">for the same courses and interests</text:span></text:p>
      <text:p text:style-name="P1">- <text:span text:style-name="T2">have the same free time</text:span></text:p>
      <text:p text:style-name="P1">- <text:span text:style-name="T2">are on a equal level</text:span></text:p>
      <text:p text:style-name="P1"/>
      <text:p text:style-name="P1">how did you do it?</text:p>
      <text:p text:style-name="P3">- <text:span text:style-name="T2">tinder for students who want to learning</text:span></text:p>
      <text:p text:style-name="P1">- <text:span text:style-name="T2">synchronize university and google calendar</text:span></text:p>
      <text:p text:style-name="P1">- <text:span text:style-name="T2">let students swipe for learning partners which match their preferences</text:span></text:p>
      <text:p text:style-name="P1"/>
      <text:p text:style-name="P1"/>
      <text:p text:style-name="P4">Innovation:</text:p>
      <text:p text:style-name="P4">- Swiping for learn partners</text:p>
      <text:p text:style-name="P4">- </text:p>
      <text:p text:style-name="P4"/>
      <text:p text:style-name="P4">Value:</text:p>
      <text:p text:style-name="P4">- finding someone to learn with</text:p>
      <text:p text:style-name="P4">- motivation through not being alone → maybe finding friends</text:p>
      <text:p text:style-name="P4">- better grades</text:p>
      <text:p text:style-name="P4">- </text:p>
      <text:p text:style-name="P4"/>
      <text:p text:style-name="P4"><text:span text:style-name="T3">Feasibility</text:span>:</text:p>
      <text:p text:style-name="P4">- <text:span text:style-name="T4">all you need is a email,</text:span></text:p>
      <text:p text:style-name="P4"/>
      <text:p text:style-name="P4">Sustainability:</text:p>
      <text:p text:style-name="P4">- Ads</text:p>
      <text:p text:style-name="P4">- </text:p>
      <text:p text:style-name="P4"/>
      <text:p text:style-name="P4"/>
      <text:p text:style-name="P4"/>
      <text:p text:style-name="P1"/>
      <text:p text:style-name="P1"/>
      <text:p text:style-name="P1"/>
      <text:p text:style-name="P1">Few slides, focus on what to talk ab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01:31.810666930</meta:creation-date>
    <dc:date>2018-12-07T16:40:03.927418903</dc:date>
    <meta:editing-duration>PT17M20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120" meta:character-count="637" meta:non-whitespace-character-count="541"/>
  </office:meta>
</office:document-meta>
</file>